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alary (in $)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pple</text:p>
          </table:table-cell>
          <table:table-cell office:value-type="float" office:value="36398" calcext:value-type="float">
            <text:p>36398</text:p>
          </table:table-cell>
          <table:table-cell office:value-type="string" calcext:value-type="string">
            <text:p>PH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edictive Reasearch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Bachel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tegrated Services</text:p>
          </table:table-cell>
          <table:table-cell office:value-type="float" office:value="36398" calcext:value-type="float">
            <text:p>36398</text:p>
          </table:table-cell>
          <table:table-cell office:value-type="string" calcext:value-type="string">
            <text:p>Mast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liqan Technologies</text:p>
          </table:table-cell>
          <table:table-cell office:value-type="float" office:value="24265" calcext:value-type="float">
            <text:p>24265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Flipped.ai</text:p>
          </table:table-cell>
          <table:table-cell office:value-type="float" office:value="14559" calcext:value-type="float">
            <text:p>14559</text:p>
          </table:table-cell>
          <table:table-cell office:value-type="string" calcext:value-type="string">
            <text:p>Mast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oastra</text:p>
          </table:table-cell>
          <table:table-cell office:value-type="float" office:value="7279" calcext:value-type="float">
            <text:p>7279</text:p>
          </table:table-cell>
          <table:table-cell office:value-type="string" calcext:value-type="string">
            <text:p>Bachelo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Radome</text:p>
          </table:table-cell>
          <table:table-cell office:value-type="float" office:value="7279" calcext:value-type="float">
            <text:p>7279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Finarkein Analytics</text:p>
          </table:table-cell>
          <table:table-cell office:value-type="float" office:value="18199" calcext:value-type="float">
            <text:p>18199</text:p>
          </table:table-cell>
          <table:table-cell office:value-type="string" calcext:value-type="string">
            <text:p>Bachelo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ybill</text:p>
          </table:table-cell>
          <table:table-cell office:value-type="float" office:value="66730" calcext:value-type="float">
            <text:p>66730</text:p>
          </table:table-cell>
          <table:table-cell office:value-type="string" calcext:value-type="string">
            <text:p>Bachelo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Facebook</text:p>
          </table:table-cell>
          <table:table-cell office:value-type="float" office:value="362000" calcext:value-type="float">
            <text:p>362000</text:p>
          </table:table-cell>
          <table:table-cell office:value-type="string" calcext:value-type="string">
            <text:p>Mast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JPMorgan Chas</text:p>
          </table:table-cell>
          <table:table-cell office:value-type="float" office:value="197000" calcext:value-type="float">
            <text:p>197000</text:p>
          </table:table-cell>
          <table:table-cell office:value-type="string" calcext:value-type="string">
            <text:p>Mast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Spotify</text:p>
          </table:table-cell>
          <table:table-cell office:value-type="float" office:value="181225" calcext:value-type="float">
            <text:p>181225</text:p>
          </table:table-cell>
          <table:table-cell office:value-type="string" calcext:value-type="string">
            <text:p>Mas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Avito</text:p>
          </table:table-cell>
          <table:table-cell office:value-type="float" office:value="162592" calcext:value-type="float">
            <text:p>162592</text:p>
          </table:table-cell>
          <table:table-cell office:value-type="string" calcext:value-type="string">
            <text:p>Maste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Amazon</text:p>
          </table:table-cell>
          <table:table-cell office:value-type="float" office:value="226000" calcext:value-type="float">
            <text:p>226000</text:p>
          </table:table-cell>
          <table:table-cell office:value-type="string" calcext:value-type="string">
            <text:p>Mast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Twitter</text:p>
          </table:table-cell>
          <table:table-cell office:value-type="float" office:value="630000" calcext:value-type="float">
            <text:p>630000</text:p>
          </table:table-cell>
          <table:table-cell office:value-type="string" calcext:value-type="string">
            <text:p>Mast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Bell</text:p>
          </table:table-cell>
          <table:table-cell office:value-type="float" office:value="77417" calcext:value-type="float">
            <text:p>77417</text:p>
          </table:table-cell>
          <table:table-cell office:value-type="string" calcext:value-type="string">
            <text:p>Bachel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oogle</text:p>
          </table:table-cell>
          <table:table-cell office:value-type="float" office:value="144438" calcext:value-type="float">
            <text:p>144438</text:p>
          </table:table-cell>
          <table:table-cell office:value-type="string" calcext:value-type="string">
            <text:p>Bachelo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Facebook</text:p>
          </table:table-cell>
          <table:table-cell office:value-type="float" office:value="327295" calcext:value-type="float">
            <text:p>327295</text:p>
          </table:table-cell>
          <table:table-cell office:value-type="string" calcext:value-type="string">
            <text:p>Mast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Apple</text:p>
          </table:table-cell>
          <table:table-cell office:value-type="float" office:value="397988" calcext:value-type="float">
            <text:p>397988</text:p>
          </table:table-cell>
          <table:table-cell office:value-type="string" calcext:value-type="string">
            <text:p>Masters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5:14:38.796972019</meta:creation-date>
    <dc:date>2022-12-11T16:18:54.874816438</dc:date>
    <meta:editing-duration>PT1H4M17S</meta:editing-duration>
    <meta:editing-cycles>1</meta:editing-cycles>
    <meta:generator>LibreOffice/7.4.3.2$Linux_X86_64 LibreOffice_project/40$Build-2</meta:generator>
    <meta:document-statistic meta:table-count="1" meta:cell-count="100" meta:object-count="0"/>
  </office:meta>
</office:document-meta>
</file>